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NG" style:language-asian="zh" style:country-asian="CN" style:language-complex="hi" style:country-complex="IN" style:font-name-asian="Noto Sans CJK SC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NG" style:language-asian="zh" style:country-asian="CN" style:language-complex="hi" style:country-complex="IN" style:font-name-asian="Noto Sans CJK SC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WO ROAD, GENERAL GAS, BASHORUN, IDI-APE,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9/01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RS OLUWAYALEMI</text:p>
          </table:table-cell>
          <table:table-cell table:style-name="ce5" office:value-type="string" calcext:value-type="string">
            <text:p>OLLAN PHARMACY</text:p>
          </table:table-cell>
          <table:table-cell table:style-name="ce9" office:value-type="string" calcext:value-type="string">
            <text:p>IWO ROAD, IDI-APE, IB</text:p>
          </table:table-cell>
          <table:table-cell table:style-name="ce5" office:value-type="float" office:value="8033210205" calcext:value-type="float">
            <text:p>8033210205</text:p>
          </table:table-cell>
          <table:table-cell table:style-name="ce5" office:value-type="string" calcext:value-type="string">
            <text:p>FIBRONIL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OLATUNJI</text:p>
          </table:table-cell>
          <table:table-cell table:style-name="ce5" office:value-type="string" calcext:value-type="string">
            <text:p>CITY PHARMACY</text:p>
          </table:table-cell>
          <table:table-cell table:style-name="ce9" office:value-type="string" calcext:value-type="string">
            <text:p>GENERAL GAS, AKOBO, IB</text:p>
          </table:table-cell>
          <table:table-cell table:style-name="ce6" office:value-type="float" office:value="7012111476" calcext:value-type="float">
            <text:p>7012111476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MRS AREMU</text:p>
          </table:table-cell>
          <table:table-cell table:style-name="ce5" office:value-type="string" calcext:value-type="string">
            <text:p>LIVEON PHARMACY</text:p>
          </table:table-cell>
          <table:table-cell table:style-name="ce9" office:value-type="string" calcext:value-type="string">
            <text:p>GENERAL GAS, AKOBO, IB</text:p>
          </table:table-cell>
          <table:table-cell table:style-name="ce6" office:value-type="float" office:value="7015488600" calcext:value-type="float">
            <text:p>7015488600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<text:span text:style-name="T1">ORDERED FOR </text:span><text:span text:style-name="T2">CO Q10/FORTE, EYEMAX/FORTE</text:span>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 RAJI</text:p>
          </table:table-cell>
          <table:table-cell table:style-name="ce5" office:value-type="string" calcext:value-type="string">
            <text:p>Q-HEALTH PHARMACY</text:p>
          </table:table-cell>
          <table:table-cell table:style-name="ce9" office:value-type="string" calcext:value-type="string">
            <text:p>BASHORUN, IB</text:p>
          </table:table-cell>
          <table:table-cell table:style-name="ce6" office:value-type="float" office:value="7064247698" calcext:value-type="float">
            <text:p>7064247698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 JULIUS</text:p>
          </table:table-cell>
          <table:table-cell table:style-name="ce5" office:value-type="string" calcext:value-type="string">
            <text:p>RAMSET PHARMACY</text:p>
          </table:table-cell>
          <table:table-cell table:style-name="ce9" office:value-type="string" calcext:value-type="string">
            <text:p>BASHORUN, IB</text:p>
          </table:table-cell>
          <table:table-cell table:style-name="ce6" office:value-type="float" office:value="8135737943" calcext:value-type="float">
            <text:p>8135737943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TO BE SENT PRICE LIST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PHARM AMUSAN KUNLE</text:p>
          </table:table-cell>
          <table:table-cell office:value-type="string" calcext:value-type="string">
            <text:p>PHARMALOT PHARMACY</text:p>
          </table:table-cell>
          <table:table-cell office:value-type="string" calcext:value-type="string">
            <text:p>BASHORUN, IB</text:p>
          </table:table-cell>
          <table:table-cell office:value-type="float" office:value="8033857036" calcext:value-type="float">
            <text:p>8033857036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office:value-type="string" calcext:value-type="string">
            <text:p>PHARM ANWO</text:p>
          </table:table-cell>
          <table:table-cell office:value-type="string" calcext:value-type="string">
            <text:p>VASTCARE PHARMACY</text:p>
          </table:table-cell>
          <table:table-cell office:value-type="string" calcext:value-type="string">
            <text:p>IDI-APE, IB</text:p>
          </table:table-cell>
          <table:table-cell office:value-type="float" office:value="7047984226" calcext:value-type="float">
            <text:p>7047984226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RDERED FROM WHOLESALER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office:value-type="string" calcext:value-type="string">
            <text:p>MR KABIR</text:p>
          </table:table-cell>
          <table:table-cell office:value-type="string" calcext:value-type="string">
            <text:p>HAMYGDALIN PHARMACY</text:p>
          </table:table-cell>
          <table:table-cell office:value-type="string" calcext:value-type="string">
            <text:p>IDI-APE, IB</text:p>
          </table:table-cell>
          <table:table-cell office:value-type="float" office:value="9128865026" calcext:value-type="float">
            <text:p>9128865026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O BE SENT PRICE L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office:value-type="string" calcext:value-type="string">
            <text:p>PHARM AKINSIPE</text:p>
          </table:table-cell>
          <table:table-cell office:value-type="string" calcext:value-type="string">
            <text:p>EL-AID</text:p>
          </table:table-cell>
          <table:table-cell office:value-type="string" calcext:value-type="string">
            <text:p>CUSTOM BUS STOP</text:p>
          </table:table-cell>
          <table:table-cell office:value-type="float" office:value="8028327965" calcext:value-type="float">
            <text:p>8028327965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O BE SENT PRICE L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25">
      <number:minutes number:style="long"/>
      <number:text>:</number:text>
      <number:seconds number:style="long" number:decimal-places="1"/>
    </number:time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1-30T07:55:35.667968714</dc:date>
    <meta:generator>LibreOffice/7.3.7.2$Linux_X86_64 LibreOffice_project/30$Build-2</meta:generator>
    <meta:editing-duration>PT1H13M30S</meta:editing-duration>
    <meta:editing-cycles>12</meta:editing-cycles>
    <meta:document-statistic meta:table-count="1" meta:cell-count="103" meta:object-count="0"/>
    <meta:user-defined meta:name="AppVersion">16.0300</meta:user-defined>
  </office:meta>
</office:document-meta>
</file>